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ityStateDocumentBuilder.completed( ActivityInfoDocument ai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ivityStateDocumentBuilder.lookup( Activity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ctivityStateDocumentBuilder.onEvent( BpelEvent b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ctivityStateDocumentBuilder.isRemoveComp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StateDocumentBuilder.ActivityStateDocument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ctivityStateDocumentBuilder.startup( Properties config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ctivityStateDocumentBuilder.fill( TActivityInfo info , Activit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tivityStateDocumentBuilder.getActiv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StateDocumentBuilder.setScope( Lo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StateDocumentBuilder.setRemoveCompleted( boolean removeComple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StateDocumentBuilder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StateDocumentBuilde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